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2pt" fo:font-style="normal" fo:font-weight="normal" officeooo:rsid="002764ad" officeooo:paragraph-rsid="000d25df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Century Schoolbook L" fo:font-size="12pt" fo:font-style="normal" fo:font-weight="normal" officeooo:rsid="00233dd7" officeooo:paragraph-rsid="000d25df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Century Schoolbook L" fo:font-size="12pt" fo:font-style="normal" fo:font-weight="normal" officeooo:rsid="0023a93d" officeooo:paragraph-rsid="000d25df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Century Schoolbook L" fo:font-size="12pt" fo:font-style="normal" fo:font-weight="normal" officeooo:rsid="000ebb7b" officeooo:paragraph-rsid="000ebb7b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Century Schoolbook L" fo:font-size="12pt" fo:font-style="italic" fo:font-weight="normal" officeooo:rsid="00233dd7" officeooo:paragraph-rsid="000d25df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Century Schoolbook L" fo:font-size="12pt" fo:font-style="italic" fo:font-weight="normal" officeooo:rsid="000ebb7b" officeooo:paragraph-rsid="000ebb7b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text-properties style:font-name="Century Schoolbook L" fo:font-size="14pt" fo:font-style="normal" fo:font-weight="bold" officeooo:rsid="002182f0" officeooo:paragraph-rsid="000d25df" style:font-size-asian="12.25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text-properties style:font-name="Century Schoolbook L" fo:font-size="14pt" fo:font-style="italic" fo:font-weight="bold" officeooo:rsid="002182f0" officeooo:paragraph-rsid="000d25df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 style:list-style-name="L1">
      <style:text-properties style:font-name="Century Schoolbook L" fo:font-size="12pt" fo:font-style="normal" fo:font-weight="normal" officeooo:rsid="00233dd7" officeooo:paragraph-rsid="000d25df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text-properties style:font-name="Century Schoolbook L" fo:font-size="12pt" fo:font-style="normal" fo:font-weight="normal" officeooo:rsid="0023a93d" officeooo:paragraph-rsid="000d25df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text-properties style:font-name="Century Schoolbook L" fo:font-size="12pt" fo:font-style="normal" fo:font-weight="normal" officeooo:rsid="002764ad" officeooo:paragraph-rsid="000d25df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3">
      <style:text-properties style:font-name="Century Schoolbook L" fo:font-size="12pt" fo:font-style="normal" fo:font-weight="normal" officeooo:rsid="000d25df" officeooo:paragraph-rsid="000d25d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3">
      <style:text-properties style:font-name="Century Schoolbook L" fo:font-size="12pt" fo:font-style="normal" fo:font-weight="normal" officeooo:rsid="000ebb7b" officeooo:paragraph-rsid="000ebb7b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4">
      <style:text-properties style:font-name="Century Schoolbook L" fo:font-size="12pt" fo:font-style="normal" fo:font-weight="normal" officeooo:rsid="000ebb7b" officeooo:paragraph-rsid="000ebb7b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5">
      <style:text-properties style:font-name="Century Schoolbook L" fo:font-size="12pt" fo:font-style="normal" fo:font-weight="normal" officeooo:rsid="000ebb7b" officeooo:paragraph-rsid="000ebb7b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233dd7" style:font-size-asian="10.5pt" style:font-weight-asian="normal" style:font-size-complex="12pt" style:font-weight-complex="normal"/>
    </style:style>
    <style:style style:name="T3" style:family="text">
      <style:text-properties officeooo:rsid="002764ad"/>
    </style:style>
    <style:style style:name="T4" style:family="text">
      <style:text-properties officeooo:rsid="000d25df"/>
    </style:style>
    <style:style style:name="T5" style:family="text">
      <style:text-properties officeooo:rsid="000fcc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BOJ O INVESTITURU</text:p>
      <text:p text:style-name="P8"><text:span text:style-name="T1">Investitura je právo uvádět do funkce církevní hodnostáře. </text:span><text:span text:style-name="T2">Církev se totiž snažila mít vliv na světskou moc. Ve skutečnosti ale o tomto do určité míry rozhodovala majetná šlechta.</text:span></text:p>
      <text:p text:style-name="P5"/>
      <text:p text:style-name="P2">Vnitřní reformy církve</text:p>
      <text:list xml:id="list1992363789" text:style-name="L1">
        <text:list-item>
          <text:p text:style-name="P9">Celibát</text:p>
          <text:list>
            <text:list-item>
              <text:p text:style-name="P9">10. století navrženo</text:p>
            </text:list-item>
            <text:list-item>
              <text:p text:style-name="P9">v 11. se již někde zavádí</text:p>
              <text:list>
                <text:list-item>
                  <text:p text:style-name="P9">Církev se bojí ztráty majetku kvůli nutnosti živit rodiny knězů</text:p>
                </text:list-item>
              </text:list>
            </text:list-item>
          </text:list>
        </text:list-item>
        <text:list-item>
          <text:p text:style-name="P9">Církevní hodnostáři chtějí, aby mohli sami provádět investituru</text:p>
          <text:list>
            <text:list-item>
              <text:p text:style-name="P9">Kardinál → povinnost volit nového papeže po smrti toho předešlého.</text:p>
            </text:list-item>
            <text:list-item>
              <text:p text:style-name="P9">Počet se průběžně měnil</text:p>
            </text:list-item>
            <text:list-item>
              <text:p text:style-name="P9">Jen papež může jmenovat kardinály</text:p>
            </text:list-item>
          </text:list>
        </text:list-item>
      </text:list>
      <text:p text:style-name="P2"/>
      <text:p text:style-name="P3">V roce 1073 zvolen papež Řehoř VII. bez svolení německého císaře</text:p>
      <text:list xml:id="list1199821482" text:style-name="L2">
        <text:list-item>
          <text:p text:style-name="P10">Řehoř VII. Nebyl uznán císařem a tak byl císař exkomunikován a uvalen do klatby.</text:p>
          <text:list>
            <text:list-item>
              <text:p text:style-name="P10">Žádný křesťan nesmí vyloučenému pomoci, dát mu ubytování, vodu, chleba</text:p>
            </text:list-item>
            <text:list-item>
              <text:p text:style-name="P10">U vrchnosti byla zrušena l<text:span text:style-name="T4">e</text:span>n<text:span text:style-name="T3">n</text:span>í přísaha</text:p>
              <text:list>
                <text:list-item>
                  <text:p text:style-name="P10">Knížata proti Jindřichovi <text:span text:style-name="T5">V. </text:span>povstala a on se musí vydat za papežem</text:p>
                </text:list-item>
                <text:list-item>
                  <text:p text:style-name="P10">Hrad u Carrosy, zbaví ho klatby → Jít do Carossy = pokořit se</text:p>
                </text:list-item>
              </text:list>
            </text:list-item>
          </text:list>
        </text:list-item>
      </text:list>
      <text:p text:style-name="P3"/>
      <text:p text:style-name="P1">Poté, co Jindřich <text:span text:style-name="T5">V. </text:span>získá zpátky moc, začíná s papežem válčit a táhne do Říma.</text:p>
      <text:list xml:id="list2953737659" text:style-name="L3">
        <text:list-item>
          <text:p text:style-name="P11">Spor končí v roce 1122 smlouvou – Konk<text:span text:style-name="T4">o</text:span>rdát Wormský</text:p>
        </text:list-item>
        <text:list-item>
          <text:p text:style-name="P12">Ukončeno kompromisem</text:p>
          <text:list>
            <text:list-item>
              <text:p text:style-name="P12">Jmenování církevního hodnostáře je v moci církve, ale císař musí schválit majetek, který přechází do majetnictví nového funkcionáře</text:p>
              <text:list>
                <text:list-item>
                  <text:p text:style-name="P12">Byli tedy nuceni složit lenní přísahu</text:p>
                </text:list-item>
              </text:list>
            </text:list-item>
          </text:list>
        </text:list-item>
        <text:list-item>
          <text:p text:style-name="P12">Církev je stále silná, lenní přísaha tolik neznamená a její složení není pravidlem</text:p>
        </text:list-item>
        <text:list-item>
          <text:p text:style-name="P13">Započíná novou kapitolu pro církev</text:p>
          <text:list>
            <text:list-item>
              <text:p text:style-name="P13">Křižácké výpravy</text:p>
            </text:list-item>
          </text:list>
        </text:list-item>
      </text:list>
      <text:p text:style-name="P4"/>
      <text:p text:style-name="P6">Mezitím se sváté země zmocnili Arabové. Jejich zásadou však bylo nebránit křesťanům ve vykonávání jejich víry a navštěvování posvátných míst. V půlce jedenáctého století se však do této oblasti dostanou Seldžučtí turci (podle náčelníka) a dojde ke střetu s Byzantskou říší a Byzantinci jsou na hlavu poraženi. Turci obsadí celé <text:s/>východní středomoří a do Jeruzaléma poutníky buď vůbec nepouští nebo požadují vysoké částky za vstup. Byzantská říše se mezitím dostane do významného ohrožení turky a byzantský císař požádá papeže o vojenskou pomoc a přislíbí možnost sjednocení církve.</text:p>
      <text:p text:style-name="P6"/>
      <text:p text:style-name="P4">Proč lidé vstupovali do armád směřujících na křížové výpravy?</text:p>
      <text:list xml:id="list2821694314" text:style-name="L4">
        <text:list-item>
          <text:p text:style-name="P14">První syn zdědí majetek, druhý jde do armády a třetí do náboženské služby</text:p>
        </text:list-item>
        <text:list-item>
          <text:p text:style-name="P14">Lidé jsou pobožní a chtějí osvobodit Boží hrob</text:p>
        </text:list-item>
        <text:list-item>
          <text:p text:style-name="P14">Vidina majetkového zisku, v Evropě není jaké území kolonizovat</text:p>
        </text:list-item>
      </text:list>
      <text:p text:style-name="P4">Papež v roce 1095 svolá církevní představenstvo do Clermontu a tam ohlásí první Křížovou výpravu.</text:p>
      <text:list xml:id="list403027145" text:style-name="L5">
        <text:list-item>
          <text:p text:style-name="P15">Vojáci, kteří se přihlásili ke Křižáckým výpravám byli zproštěni poddanství a vězňům bylo nabídnuto omilostnění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1:21:36.875320701</meta:creation-date>
    <dc:date>2018-05-20T19:49:13.259000000</dc:date>
    <meta:editing-duration>PT21M21S</meta:editing-duration>
    <meta:editing-cycles>3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32" meta:word-count="396" meta:character-count="2406" meta:non-whitespace-character-count="2064"/>
  </office:meta>
</office:document-meta>
</file>